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ock Speed</text:p>
          </table:table-cell>
          <table:table-cell office:value-type="string" calcext:value-type="string">
            <text:p>Desired OverflowFrequency (Hz)</text:p>
          </table:table-cell>
          <table:table-cell office:value-type="string" calcext:value-type="string">
            <text:p>Desired Clock Speed (Hz)</text:p>
          </table:table-cell>
          <table:table-cell office:value-type="string" calcext:value-type="string">
            <text:p>Prescaler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table:formula="of:=84*10^6" office:value-type="float" office:value="84000000" calcext:value-type="float">
            <text:p>84000000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table:formula="of:=([.A2]/([.C2]))-1" office:value-type="float" office:value="20999" calcext:value-type="float">
            <text:p>20999</text:p>
          </table:table-cell>
          <table:table-cell table:formula="of:=(1/[.B2])/(1/[.C2])" office:value-type="float" office:value="40" calcext:value-type="float">
            <text:p>40</text:p>
          </table:table-cell>
        </table:table-row>
        <table:table-row table:style-name="ro1">
          <table:table-cell table:formula="of:=84*10^6" office:value-type="float" office:value="84000000" calcext:value-type="float">
            <text:p>84000000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formula="of:=([.A3]/([.C3]))-1" office:value-type="float" office:value="20999" calcext:value-type="float">
            <text:p>20999</text:p>
          </table:table-cell>
          <table:table-cell table:formula="of:=(1/[.B3])/(1/[.C3])" office:value-type="float" office:value="2000" calcext:value-type="float">
            <text:p>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15:34:43.9106067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6:39:19.252602382</meta:creation-date>
    <dc:date>2024-09-21T15:35:47.443694083</dc:date>
    <meta:editing-duration>PT27M10S</meta:editing-duration>
    <meta:editing-cycles>9</meta:editing-cycles>
    <meta:generator>LibreOffice/24.8.1.2$Linux_X86_64 LibreOffice_project/87fa9aec1a63e70835390b81c40bb8993f1d4ff6</meta:generator>
    <meta:document-statistic meta:table-count="1" meta:cell-count="15" meta:object-count="0"/>
  </office:meta>
</office:document-meta>
</file>